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paragraph-rsid="00004cd4" style:font-weight-asian="bold" style:font-weight-complex="bold"/>
    </style:style>
    <style:style style:name="P2" style:family="paragraph" style:parent-style-name="Standard">
      <style:text-properties fo:font-weight="bold" officeooo:paragraph-rsid="0000d0af" style:font-weight-asian="bold" style:font-weight-complex="bold"/>
    </style:style>
    <style:style style:name="P3" style:family="paragraph" style:parent-style-name="Standard">
      <style:text-properties officeooo:paragraph-rsid="0000d0af"/>
    </style:style>
    <style:style style:name="P4" style:family="paragraph" style:parent-style-name="Standard">
      <style:text-properties officeooo:paragraph-rsid="0000d0af"/>
    </style:style>
    <style:style style:name="P5" style:family="paragraph" style:parent-style-name="Standard">
      <style:text-properties officeooo:paragraph-rsid="00037f76"/>
    </style:style>
    <style:style style:name="T1" style:family="text">
      <style:text-properties fo:font-weight="bold" style:font-weight-asian="bold" style:font-weight-complex="bold"/>
    </style:style>
    <style:style style:name="T2" style:family="text">
      <style:text-properties officeooo:rsid="0000d0af"/>
    </style:style>
    <style:style style:name="T3" style:family="text">
      <style:text-properties fo:font-variant="normal" fo:text-transform="none" fo:color="#333333" style:font-name="q serif"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ief About Qure.Ai</text:p>
      <text:p text:style-name="Standard"/>
      <text:p text:style-name="Standard">Qure.ai was founded in 2016. Our mission is to use artificial intelligence to make <text:span text:style-name="T1">healthcare</text:span> more accessible and affordable. Our core team combines deep learning expertise with clinical, scientific and regulatory knowledge. Our advisory panel consists of radiologists, other doctors and public health experts. We work with these specialists to define clinically relevant problems and design real-world solutions.</text:p>
      <text:p text:style-name="Standard"/>
      <text:p text:style-name="Standard">Some Of The Attractive Pluses Of The Job Are</text:p>
      <text:p text:style-name="Standard">• The opportunity to work with a world class team with a strong technical background, and who are extremely passionate about solving real-world applied problems in the various business domains.</text:p>
      <text:p text:style-name="Standard">• A real opportunity to expand your skill-sets and a chance to learn and use the latest advances and approaches in data mining on real world data-sets.</text:p>
      <text:p text:style-name="Standard">• Working at a fast-paced work-environment where you are expected to be self-motivated and are measured on your performance.</text:p>
      <text:p text:style-name="Standard"/>
      <text:p text:style-name="Standard">Job Description</text:p>
      <text:p text:style-name="Standard">• Collaborate closely with the data science team</text:p>
      <text:p text:style-name="Standard">• Use internal software tools to assist data scientists in carrying out computer vision research</text:p>
      <text:p text:style-name="Standard">• Tag extraction from large textual data</text:p>
      <text:p text:style-name="Standard">• Link metadata (features, comments) to images/videos</text:p>
      <text:p text:style-name="Standard"/>
      <text:p text:style-name="Standard">Perks</text:p>
      <text:p text:style-name="Standard"/>
      <text:p text:style-name="Standard">Certificate, Flexible work hours, Informal dress code, 5 days a week, Free snacks &amp; beverages</text:p>
      <text:p text:style-name="Standard"/>
      <text:p text:style-name="Standard"/>
      <text:p text:style-name="Standard"/>
      <text:p text:style-name="P1">Tag extraction from large textual data</text:p>
      <text:p text:style-name="Standard"><text:a xlink:type="simple" xlink:href="https://stackoverflow.com/questions/2661778/tag-generation-from-a-text-content" text:style-name="Internet_20_link" text:visited-style-name="Visited_20_Internet_20_Link">https://stackoverflow.com/questions/2661778/tag-generation-from-a-text-content</text:a> </text:p>
      <text:p text:style-name="Standard"/>
      <text:p text:style-name="Standard"/>
      <text:p text:style-name="P2">Link metadata (features, comments) to images/videos</text:p>
      <text:p text:style-name="P3">Python Imaging Library <text:a xlink:type="simple" xlink:href="https://www.pythonforbeginners.com/gui/how-to-use-pillow" text:style-name="Internet_20_link" text:visited-style-name="Visited_20_Internet_20_Link"><text:span text:style-name="T2">Link1</text:span></text:a></text:p>
      <text:p text:style-name="P3"/>
      <text:p text:style-name="P3"><text:a xlink:type="simple" xlink:href="https://raw.githubusercontent.com/Gurubux/Transcript/master/MyImge_.jpg" text:style-name="Internet_20_link" text:visited-style-name="Visited_20_Internet_20_Link">https://raw.githubusercontent.com/Gurubux/Transcript/master/MyImge_.jpg</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3">pipe and cistern, </text:span></text:p>
      <text:p text:style-name="P5"><text:span text:style-name="T3">labor and work, </text:span></text:p>
      <text:p text:style-name="P5"><text:span text:style-name="T3">distance and time, </text:span></text:p>
      <text:p text:style-name="P5"><text:span text:style-name="T3">profit and loss</text:span> </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17T14:01:07.006000000</dc:date>
    <meta:editing-duration>PT6H9M46S</meta:editing-duration>
    <meta:editing-cycles>3</meta:editing-cycles>
    <meta:document-statistic meta:table-count="0" meta:image-count="0" meta:object-count="0" meta:page-count="2" meta:paragraph-count="22" meta:word-count="231" meta:character-count="1630" meta:non-whitespace-character-count="1416"/>
  </office:meta>
</office:document-meta>
</file>